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QuartzJobExecutor.setup( JobDataMap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coonQuartzJobExecutor.release( JobDataMap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